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b9b66" officeooo:paragraph-rsid="001b9b66"/>
    </style:style>
    <style:style style:name="P2" style:family="paragraph" style:parent-style-name="Standard">
      <style:paragraph-properties fo:text-align="start" style:justify-single-word="false"/>
      <style:text-properties officeooo:rsid="001b9b66" officeooo:paragraph-rsid="001b9b66"/>
    </style:style>
    <style:style style:name="P3" style:family="paragraph" style:parent-style-name="Standard">
      <style:paragraph-properties fo:text-align="start" style:justify-single-word="false"/>
      <style:text-properties officeooo:rsid="001cd531" officeooo:paragraph-rsid="001cd531"/>
    </style:style>
    <style:style style:name="P4" style:family="paragraph" style:parent-style-name="Standard">
      <style:paragraph-properties fo:text-align="start" style:justify-single-word="false"/>
      <style:text-properties officeooo:rsid="001cd531" officeooo:paragraph-rsid="001eac29"/>
    </style:style>
    <style:style style:name="P5" style:family="paragraph" style:parent-style-name="Standard">
      <style:paragraph-properties fo:text-align="start" style:justify-single-word="false"/>
      <style:text-properties officeooo:rsid="001eac29" officeooo:paragraph-rsid="001eac29"/>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1cd531" officeooo:paragraph-rsid="001cd531"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1cd531" officeooo:paragraph-rsid="001eac29"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1eac29" officeooo:paragraph-rsid="001eac29"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officeooo:rsid="001b9b66" officeooo:paragraph-rsid="001b9b66" style:font-weight-asian="bold" style:font-weight-complex="bold"/>
    </style:style>
    <style:style style:name="P10" style:family="paragraph" style:parent-style-name="Standard" style:list-style-name="L1">
      <style:paragraph-properties fo:text-align="start" style:justify-single-word="false"/>
      <style:text-properties officeooo:rsid="001cd531" officeooo:paragraph-rsid="001cd531"/>
    </style:style>
    <style:style style:name="P11" style:family="paragraph" style:parent-style-name="Standard" style:list-style-name="L2">
      <style:paragraph-properties fo:text-align="start" style:justify-single-word="false"/>
      <style:text-properties officeooo:rsid="001eac29" officeooo:paragraph-rsid="001eac29"/>
    </style:style>
    <style:style style:name="P12" style:family="paragraph" style:parent-style-name="Standard" style:list-style-name="L3">
      <style:paragraph-properties fo:text-align="start" style:justify-single-word="false"/>
      <style:text-properties officeooo:rsid="001eac29" officeooo:paragraph-rsid="001eac29"/>
    </style:style>
    <style:style style:name="P13" style:family="paragraph" style:parent-style-name="Standard">
      <style:paragraph-properties fo:text-align="center" style:justify-single-word="false"/>
      <style:text-properties fo:font-weight="bold" officeooo:rsid="001b9b66" officeooo:paragraph-rsid="001b9b66" style:font-weight-asian="bold" style:font-weight-complex="bold"/>
    </style:style>
    <style:style style:name="T1" style:family="text">
      <style:text-properties officeooo:rsid="001cd531"/>
    </style:style>
    <style:style style:name="T2" style:family="text">
      <style:text-properties officeooo:rsid="001eac29"/>
    </style:style>
    <style:style style:name="T3"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ESO<text:span text:style-name="T1">S</text:span> – Controle de Estoque e</text:p>
      <text:p text:style-name="P13">Sistema de Ordem de Serviço</text:p>
      <text:p text:style-name="P1"/>
      <text:p text:style-name="P2"><text:span text:style-name="T3">Autor:</text:span> Pedro Henrique Sousa Pires</text:p>
      <text:p text:style-name="P9">Desenvolvedores:</text:p>
      <text:p text:style-name="P2"><text:tab/>Pedro Henrique S. Pires (Back-end e Front-end)</text:p>
      <text:p text:style-name="P2"><text:span text:style-name="T3">Início:</text:span> 15:52 do dia 2 de março de 2021</text:p>
      <text:p text:style-name="P2"><text:span text:style-name="T3">Prazo para entregar algo funcional:</text:span> 2 de maio de 20201 (+- 60 dias)</text:p>
      <text:p text:style-name="P2"/>
      <text:p text:style-name="P9">A ideia</text:p>
      <text:p text:style-name="P2"><text:tab/>A ideia inicial veio de uma reflexão sobre como poderia fazer para entrar no mercado de trabalho como desenvolvedor back-end. Já vi muitos vídeos e artigos falando sobre o tema e a dica mais importante que vi foi sobre criar projetos próprios para ter portfólio. Portanto, este é o primeiro projeto, que teve como objetivo, ser o primeiro do portfólio.</text:p>
      <text:p text:style-name="P2"><text:tab/>No momento sou coproprietário de uma pequena assistência técnica de celulares, mas estudo ciências da computação para ser um desenvolvedor back-end. Decidi não esperar pelo fim da faculdade e estou dando início, com este projeto, a minha carreira.</text:p>
      <text:p text:style-name="P2"/>
      <text:p text:style-name="P2"/>
      <text:p text:style-name="P9">O projeto:</text:p>
      <text:p text:style-name="P2"><text:tab/>Como trabalho em uma assistência técnica, nada mais importante do que ter um software de gerenciamento de ordens de serviço e de <text:span text:style-name="T1">controle de estoque para os vários serviços e peças que temos. Com isso surgiu este projeto para desenvolver um software operacional que provavelmente eu deva usar por algum tempo em minha assistência.</text:span></text:p>
      <text:p text:style-name="P2"><text:tab/><text:span text:style-name="T1">Devido não ser um projeto de mercado, ou seja, este deverá ser um software para demonstrar conhecimento, pode ser que não use, ou nem mesmo use, por um longo período, pois teria que dar manutenção em algo que não é minha profissão principal.</text:span></text:p>
      <text:p text:style-name="P2"/>
      <text:p text:style-name="P2"/>
      <text:p text:style-name="P6">O que o programa deve fazer:</text:p>
      <text:p text:style-name="P3"><text:tab/>Em sua versão 1.0.0, o programa deverá fazer:</text:p>
      <text:list xml:id="list1033550697" text:style-name="L1">
        <text:list-item>
          <text:p text:style-name="P10">Controle de estoque e produtos, onde deverá armazenar um código para o produto, o nome do produto, data de compra, valor, quantidade, fornecedor, se foi quitado ou a parcela atual com a quantidade final.</text:p>
        </text:list-item>
        <text:list-item>
          <text:p text:style-name="P10">Registro de OS. Conterá na ordem de serviço o número dela, o cliente, o problema, o que estava funcionando, o laudo, o valor, observações (alterações no laudo, adversidades, etc), o valor do serviço, peças e os seus valores usados se já foi pago ou a quantidade de parcelas.</text:p>
        </text:list-item>
      </text:list>
      <text:p text:style-name="P3"/>
      <text:p text:style-name="P3"/>
      <text:p text:style-name="P7">Tecnologias que provavelmente serão usadas:</text:p>
      <text:p text:style-name="P4"><text:tab/><text:span text:style-name="T2">E</text:span>stão no plano inicial, mas não são obrigatoriedades, <text:span text:style-name="T2">qualquer alteração nas tecnologias <text:tab/>deve ser acrescentada na seção “alterações”</text:span> </text:p>
      <text:p text:style-name="P3"><text:tab/><text:span text:style-name="T2">As tecnologias usadas serão:</text:span></text:p>
      <text:list xml:id="list3301971571" text:style-name="L2">
        <text:list-item>
          <text:p text:style-name="P11">Front-end básico: HTML, CSS e JavaScript.</text:p>
        </text:list-item>
        <text:list-item>
          <text:p text:style-name="P11">Back-end:</text:p>
          <text:list>
            <text:list-item>
              <text:p text:style-name="P11">PHP como linguagem principal (Laravel)</text:p>
            </text:list-item>
            <text:list-item>
              <text:p text:style-name="P11">MySql</text:p>
            </text:list-item>
            <text:list-item>
              <text:p text:style-name="P11">Xampp para hospedagem local</text:p>
            </text:list-item>
          </text:list>
        </text:list-item>
      </text:list>
      <text:p text:style-name="P5"/>
      <text:p text:style-name="P8">Alterações:</text:p>
      <text:list xml:id="list2470969845" text:style-name="L3">
        <text:list-item>
          <text:p text:style-name="P12">Ainda não consta nenhuma alteração.</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8T19:42:56.978000000</meta:creation-date>
    <meta:generator>LibreOffice/7.0.3.1$Windows_X86_64 LibreOffice_project/d7547858d014d4cf69878db179d326fc3483e082</meta:generator>
    <dc:date>2021-03-02T16:20:30.124000000</dc:date>
    <meta:editing-duration>PT6M40S</meta:editing-duration>
    <meta:editing-cycles>2</meta:editing-cycles>
    <meta:document-statistic meta:table-count="0" meta:image-count="0" meta:object-count="0" meta:page-count="1" meta:paragraph-count="27" meta:word-count="398" meta:character-count="2381" meta:non-whitespace-character-count="2007"/>
  </office:meta>
</office:document-meta>
</file>